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862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cell-content()&lt;0" style:apply-style-name="Warning" style:base-cell-address="Sheet1.C3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plefest 2015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Antall gjester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2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Faste kostnader</text:p>
          </table:table-cell>
          <table:table-cell table:style-name="ce6" office:value-type="string" calcext:value-type="string">
            <text:p>Stykkpris</text:p>
          </table:table-cell>
          <table:table-cell table:style-name="ce6" office:value-type="string" calcext:value-type="string">
            <text:p>Budsjett</text:p>
          </table:table-cell>
          <table:table-cell table:style-name="ce2" office:value-type="string" calcext:value-type="string">
            <text:p>Kommen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F-kjeller</text:p>
          </table:table-cell>
          <table:table-cell/>
          <table:table-cell office:value-type="float" office:value="6927.5" calcext:value-type="float">
            <text:p>6927.5</text:p>
          </table:table-cell>
          <table:table-cell office:value-type="string" calcext:value-type="string">
            <text:p>Antatt samme pris som 2014 (hadde antatt 900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kt (4 timer, 18-22)</text:p>
          </table:table-cell>
          <table:table-cell table:formula="of:=350*1.25" office:value-type="float" office:value="437.5" calcext:value-type="float">
            <text:p>437.5</text:p>
          </table:table-cell>
          <table:table-cell table:formula="of:=[.B7]*4" office:value-type="float" office:value="1750" calcext:value-type="float">
            <text:p>1750</text:p>
          </table:table-cell>
          <table:table-cell office:value-type="string" calcext:value-type="string">
            <text:p>350 + MVA per time i følge Live Håndlykken Kva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ring av ma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http://www.kreativcatering.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nting av rester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http://www.kreativcatering.no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ring og henting av servis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0% av sum, minimum 400 for levering og hen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Øvinger for Epleband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ke noe epleband.. manger tromm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erse pynt, alkoholfritt, premier ...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3"/>
          <table:table-cell table:style-name="ce7" table:formula="of:=[.C6]+[.C7]+[.C8]+[.C9]+[.C10]+[.C11]+[.C12]" office:value-type="float" office:value="11327.5" calcext:value-type="float">
            <text:p>11327.5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Variable kostnader</text:p>
          </table:table-cell>
          <table:table-cell table:style-name="ce6" office:value-type="string" calcext:value-type="string">
            <text:p>Stykkpris</text:p>
          </table:table-cell>
          <table:table-cell table:style-name="ce6" office:value-type="string" calcext:value-type="string">
            <text:p>Budsjet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 </text:p>
          </table:table-cell>
          <table:table-cell office:value-type="float" office:value="300" calcext:value-type="float">
            <text:p>300</text:p>
          </table:table-cell>
          <table:table-cell office:value-type="float" office:value="15750" calcext:value-type="float">
            <text:p>15750</text:p>
          </table:table-cell>
          <table:table-cell office:value-type="string" calcext:value-type="string">
            <text:p><text:a xlink:href="http://www.kreativcatering.no/kc-html/tapas/husets" xlink:type="simple">http://www.kreativcatering.no/kc-html/tapas/husets</text:a>, antatt 5% økning fra 2015</text:p>
          </table:table-cell>
          <table:table-cell office:value-type="float" office:value="17190" calcext:value-type="float">
            <text:p>17190</text:p>
          </table:table-cell>
          <table:table-cell office:value-type="string" calcext:value-type="string">
            <text:p>BESTILLT</text:p>
          </table:table-cell>
        </table:table-row>
        <table:table-row table:style-name="ro2">
          <table:table-cell office:value-type="string" calcext:value-type="string">
            <text:p>Servise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(se huskelista og <text:a xlink:href="http://www.denflyvendetallerken.no/" xlink:type="simple">http://www.denflyvendetallerken.no</text:a>) Beregnet fra fjorårets faktu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lkomstdrink + 2 glass til mat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Kjøpes gjennom RF-kjelleren pga sjenkebevilgningen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3"/>
          <table:table-cell table:style-name="ce7" table:formula="of:=[.E17]+[.C18]+[.C19]" office:value-type="float" office:value="24690" calcext:value-type="float">
            <text:p>2469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Inntekter</text:p>
          </table:table-cell>
          <table:table-cell table:style-name="ce6"/>
          <table:table-cell table:style-name="ce6" office:value-type="string" calcext:value-type="string">
            <text:p>Budsjet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onsing fra instituttet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string" calcext:value-type="string">
            <text:p>Antar at dette dekker, RF-kjeller + vakt + servise + velkomstdrink + 2glass til mat. Vi har </text:p>
            <text:p>her antatt økning på 10% I utgifter.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nsing fra bedrif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aling fra gjester</text:p>
          </table:table-cell>
          <table:table-cell office:value-type="float" office:value="390" calcext:value-type="float">
            <text:p>390</text:p>
          </table:table-cell>
          <table:table-cell table:formula="of:=[.B26]*55" office:value-type="float" office:value="21450" calcext:value-type="float">
            <text:p>21450</text:p>
          </table:table-cell>
          <table:table-cell office:value-type="string" calcext:value-type="string">
            <text:p>Her har vi tatt samme påmeldingshonorar sist, 2015. Kan hende dette øker noe I år, siden vi </text:p>
            <text:p>Antar at vi får flere gjester enn det vi hadde ifjor. 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3"/>
          <table:table-cell table:style-name="ce7" table:formula="of:=SUM([.C24:.C26])" office:value-type="float" office:value="37450" calcext:value-type="float">
            <text:p>374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est fra i fjor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å meldte 45 13/01/2016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Overskudd</text:p>
          </table:table-cell>
          <table:table-cell table:style-name="ce4"/>
          <table:table-cell table:style-name="ce8" table:formula="of:=[.C27]-[.C21]-[.C14]+[.C29]" office:value-type="float" office:value="3032.5" calcext:value-type="float">
            <text:p>3032.5</text:p>
          </table:table-cell>
          <table:table-cell table:number-columns-repeated="3"/>
        </table:table-row>
        <calcext:conditional-formats>
          <calcext:conditional-format calcext:target-range-address="Sheet1.C31:Sheet1.C31">
            <calcext:condition calcext:apply-style-name="Warning" calcext:value="&lt;0" calcext:base-cell-address="Sheet1.C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o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ing" style:family="table-cell" style:parent-style-name="Default">
      <style:table-cell-properties fo:background-color="#ffff00" style:vertical-justify="auto"/>
      <style:paragraph-properties css3t:text-justify="auto"/>
      <style:text-properties fo:color="#ff0000" style:font-weight-asian="normal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09:24:52.676823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mod Landet</meta:initial-creator>
    <meta:creation-date>2014-11-17T13:56:56.308245635</meta:creation-date>
    <dc:date>2016-01-13T15:29:13.877589528</dc:date>
    <meta:editing-duration>P17DT7H15M28S</meta:editing-duration>
    <meta:editing-cycles>29</meta:editing-cycles>
    <meta:generator>LibreOffice/4.2.4.2$Linux_X86_64 LibreOffice_project/420m0$Build-2</meta:generator>
    <meta:document-statistic meta:table-count="1" meta:cell-count="67" meta:object-count="0"/>
  </office:meta>
</office:document-meta>
</file>